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No_20_Spacing">
      <style:paragraph-properties fo:text-align="justify" style:justify-single-word="false"/>
      <style:text-properties style:font-name="Helvetica Neue" fo:font-size="10pt" officeooo:paragraph-rsid="00decb65" style:font-size-asian="10pt" style:font-name-complex="Calibri" style:font-size-complex="10pt"/>
    </style:style>
    <style:style style:name="P4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5" style:family="paragraph" style:parent-style-name="Heading_20_2">
      <style:text-properties officeooo:paragraph-rsid="0089df4d"/>
    </style:style>
    <style:style style:name="P6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7" style:family="paragraph" style:parent-style-name="Heading_20_2">
      <style:text-properties officeooo:paragraph-rsid="00d16749"/>
    </style:style>
    <style:style style:name="P8" style:family="paragraph" style:parent-style-name="Body" style:list-style-name="WW8Num1">
      <style:text-properties officeooo:paragraph-rsid="00d16749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Helvetica Neue" fo:font-size="10pt" fo:font-weight="bold" officeooo:rsid="00134f98" officeooo:paragraph-rsid="00df30ea" style:font-size-asian="10pt" style:font-weight-asian="bold" style:font-size-complex="10pt" style:font-weight-complex="bold"/>
    </style:style>
    <style:style style:name="P11" style:family="paragraph" style:parent-style-name="No_20_Spacing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2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3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93f96" officeooo:paragraph-rsid="00ded63e" style:font-size-asian="10pt" style:font-name-complex="Calibri" style:font-size-complex="10pt"/>
    </style:style>
    <style:style style:name="P14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b72a5" officeooo:paragraph-rsid="00ded63e" style:font-size-asian="10pt" style:font-name-complex="Calibri" style:font-size-complex="10pt"/>
    </style:style>
    <style:style style:name="P15" style:family="paragraph" style:parent-style-name="No_20_Spacing" style:list-style-name="L1">
      <style:paragraph-properties fo:text-align="justify" style:justify-single-word="false"/>
      <style:text-properties officeooo:paragraph-rsid="00ded63e"/>
    </style:style>
    <style:style style:name="P16" style:family="paragraph" style:parent-style-name="Heading_20_3">
      <style:text-properties officeooo:paragraph-rsid="00ded63e"/>
    </style:style>
    <style:style style:name="P17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18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0" style:family="paragraph" style:parent-style-name="Text_20_body">
      <style:paragraph-properties fo:text-align="start" style:justify-single-word="false"/>
      <style:text-properties officeooo:paragraph-rsid="0053a370"/>
    </style:style>
    <style:style style:name="P21" style:family="paragraph" style:parent-style-name="Heading_20_3">
      <style:text-properties officeooo:paragraph-rsid="0045a445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4" style:family="paragraph" style:parent-style-name="Text_20_body">
      <style:paragraph-properties fo:text-align="start" style:justify-single-word="false"/>
      <style:text-properties officeooo:paragraph-rsid="00413500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85cd88"/>
    </style:style>
    <style:style style:name="P28" style:family="paragraph" style:parent-style-name="Text_20_body">
      <style:paragraph-properties fo:text-align="start" style:justify-single-word="false"/>
      <style:text-properties officeooo:paragraph-rsid="0085cd88"/>
    </style:style>
    <style:style style:name="P29" style:family="paragraph" style:parent-style-name="Heading_20_3">
      <style:text-properties officeooo:paragraph-rsid="00769778"/>
    </style:style>
    <style:style style:name="P30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31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32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33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34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35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Body" style:list-style-name="WW8Num1"/>
    <style:style style:name="P38" style:family="paragraph" style:parent-style-name="Heading_20_3">
      <style:text-properties officeooo:paragraph-rsid="00771076"/>
    </style:style>
    <style:style style:name="P39" style:family="paragraph" style:parent-style-name="Heading_20_3">
      <style:text-properties officeooo:paragraph-rsid="00787a7a"/>
    </style:style>
    <style:style style:name="P40" style:family="paragraph" style:parent-style-name="Heading_20_3">
      <style:text-properties officeooo:paragraph-rsid="007a15fd"/>
    </style:style>
    <style:style style:name="P41" style:family="paragraph" style:parent-style-name="Heading_20_3">
      <style:text-properties officeooo:paragraph-rsid="007a2d68"/>
    </style:style>
    <style:style style:name="P42" style:family="paragraph" style:parent-style-name="Heading_20_3">
      <style:text-properties officeooo:paragraph-rsid="007acea5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paragraph-rsid="00d16749"/>
    </style:style>
    <style:style style:name="P44" style:family="paragraph" style:parent-style-name="Text_20_body">
      <style:paragraph-properties fo:text-align="start" style:justify-single-word="false"/>
      <style:text-properties officeooo:paragraph-rsid="00d16749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4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T1" style:family="text">
      <style:text-properties style:font-name="Times New Roman" fo:language="en" fo:country="US" style:font-name-complex="Times New Roman" style:text-emphasize="none"/>
    </style:style>
    <style:style style:name="T2" style:family="text">
      <style:text-properties style:font-name="Times New Roman" fo:language="en" fo:country="US" officeooo:rsid="00846dd8" style:font-name-complex="Times New Roman" style:text-emphasize="none"/>
    </style:style>
    <style:style style:name="T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9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0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language="en" fo:country="US" officeooo:rsid="00cfc09d"/>
    </style:style>
    <style:style style:name="T1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16" style:family="text">
      <style:text-properties officeooo:rsid="002d40d2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style:font-family-asian="Arial, sans-serif" style:font-family-generic-asian="swiss" style:font-size-asian="12pt" style:font-family-complex="Arial, sans-serif" style:font-family-generic-complex="swiss" style:font-size-complex="12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23" style:family="text">
      <style:text-properties style:font-name="Times New Roman" fo:font-size="10pt" fo:language="en" fo:country="US" style:font-size-asian="10pt" style:font-size-complex="10pt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2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27" style:family="text">
      <style:text-properties style:font-name="Times New Roman" fo:language="en" fo:country="US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29" style:family="text">
      <style:text-properties officeooo:rsid="00272873"/>
    </style:style>
    <style:style style:name="T30" style:family="text">
      <style:text-properties officeooo:rsid="00e3bf7b"/>
    </style:style>
    <style:style style:name="T31" style:family="text">
      <style:text-properties fo:language="en" fo:country="US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2" style:family="text">
      <style:text-properties fo:language="en" fo:country="US" officeooo:rsid="002c3f76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3" style:family="text">
      <style:text-properties fo:language="en" fo:country="US" officeooo:rsid="00e508ca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4" style:family="text">
      <style:text-properties fo:language="en" fo:country="US" officeooo:rsid="00272873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59832" style:font-weight-asian="bold" style:font-weight-complex="bold"/>
    </style:style>
    <style:style style:name="T37" style:family="text">
      <style:text-properties officeooo:rsid="00293f96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ab8d2" style:font-style-asian="italic" style:font-style-complex="italic"/>
    </style:style>
    <style:style style:name="T40" style:family="text">
      <style:text-properties fo:font-style="italic" officeooo:rsid="002b72a5" style:font-style-asian="italic" style:font-style-complex="italic"/>
    </style:style>
    <style:style style:name="T41" style:family="text">
      <style:text-properties officeooo:rsid="002b72a5"/>
    </style:style>
    <style:style style:name="T42" style:family="text">
      <style:text-properties style:font-name="Helvetica Neue" fo:font-size="10pt" style:font-size-asian="10pt" style:font-name-complex="Calibri" style:font-size-complex="10pt"/>
    </style:style>
    <style:style style:name="T43" style:family="text">
      <style:text-properties style:font-name="Helvetica Neue" fo:font-size="10pt" officeooo:rsid="002770c9" style:font-size-asian="10pt" style:font-name-complex="Calibri" style:font-size-complex="10pt"/>
    </style:style>
    <style:style style:name="T44" style:family="text">
      <style:text-properties style:font-name="Helvetica Neue" fo:font-size="10pt" fo:language="en" fo:country="US" officeooo:rsid="000cdcb2" style:font-name-asian="Times New Roman" style:font-size-asian="10pt" style:font-name-complex="Calibri" style:font-size-complex="10pt"/>
    </style:style>
    <style:style style:name="T45" style:family="text">
      <style:text-properties style:font-name="Helvetica Neue" fo:font-size="10pt" fo:language="en" fo:country="US" officeooo:rsid="00272873" style:font-name-asian="Times New Roman" style:font-size-asian="10pt" style:font-name-complex="Calibri" style:font-size-complex="10pt"/>
    </style:style>
    <style:style style:name="T46" style:family="text">
      <style:text-properties style:font-name="Helvetica Neue" fo:font-size="10pt" fo:language="en" fo:country="US" officeooo:rsid="00134f98" style:font-name-asian="Times New Roman" style:font-size-asian="10pt" style:font-name-complex="Calibri" style:font-size-complex="10pt"/>
    </style:style>
    <style:style style:name="T47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9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50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2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3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4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5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6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7" style:family="text">
      <style:text-properties style:font-name="Times New Roman" fo:font-size="10pt" fo:language="en" fo:country="US" officeooo:rsid="001f7cea" style:font-size-asian="10pt" style:font-size-complex="10pt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1d4365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91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92" style:family="text">
      <style:text-properties style:font-name="Times New Roman" fo:font-size="10pt" fo:language="en" fo:country="US" officeooo:rsid="007000c9" style:font-size-asian="10pt" style:font-size-complex="10pt"/>
    </style:style>
    <style:style style:name="T93" style:family="text">
      <style:text-properties fo:color="#342a06" loext:opacity="100%" style:font-name="Times New Roman" fo:font-size="10pt" fo:language="en" fo:country="US" fo:background-color="#efefef" loext:char-shading-value="0" style:font-size-asian="10pt" style:font-family-complex="'Courier New'" style:font-family-generic-complex="modern" style:font-size-complex="10pt"/>
    </style:style>
    <style:style style:name="T94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96" style:family="text">
      <style:text-properties style:font-name="Times New Roman" fo:font-size="10pt" fo:language="en" fo:country="US" officeooo:rsid="000b506f" style:font-size-asian="10pt" style:font-size-complex="10pt"/>
    </style:style>
    <style:style style:name="T97" style:family="text">
      <style:text-properties style:font-name="Times New Roman" fo:font-size="10pt" fo:language="en" fo:country="US" officeooo:rsid="006180c0" style:font-size-asian="10pt" style:font-size-complex="10pt"/>
    </style:style>
    <style:style style:name="T98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99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family-complex="'Courier New'" style:font-family-generic-complex="modern" style:font-size-complex="10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101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02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dce2cd" style:font-size-asian="10pt" style:font-size-complex="10pt"/>
    </style:style>
    <style:style style:name="T103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dwick </text:span><text:span text:style-name="T2">Timbric</text:span><text:span text:style-name="None"><text:span text:style-name="T3"> </text:span></text:span><text:span text:style-name="Internet_20_link"><text:span text:style-name="T4">(</text:span></text:span><text:span text:style-name="Internet_20_link"><text:span text:style-name="T5">chadwick.</text:span></text:span><text:span text:style-name="Internet_20_link"><text:span text:style-name="T4">timbric@gmail.com)</text:span></text:span></text:p>
      <text:p text:style-name="P2"><text:span text:style-name="None"><text:span text:style-name="T6">Enterprise Backend Software </text:span></text:span><text:span text:style-name="None"><text:span text:style-name="T7">Developer </text:span></text:span><text:span text:style-name="None"><text:span text:style-name="T8">(</text:span></text:span><text:span text:style-name="None"><text:span text:style-name="T9">computer programmer / code author</text:span></text:span><text:span text:style-name="None"><text:span text:style-name="T8">)</text:span></text:span></text:p>
      <text:p text:style-name="P2"><text:span text:style-name="Hyperlink.0"><text:span text:style-name="T10"/></text:span></text:p>
      <text:p text:style-name="P3"><text:span text:style-name="None"><text:span text:style-name="T11">Senior enterprise backend software developer passionate about code, both functional and imperative: I write mission-critical system backends across many domains, financial, transportation, telecommunications, e-commerce, defense, etc. I started at Sun Microsystems, Inc. assisting their top clients in implementation of JEE patterns with code quality. More recently I used AWS, Serverless, Spring, Network Bulkheads, Java Optional, Reactive eXtensions, NoSQL to design and author reliable Java systems deployed on AWS.</text:span></text:span></text:p>
      <text:p text:style-name="P4"><text:span text:style-name="Hyperlink.0"><text:span text:style-name="T12"/></text:span></text:p>
      <text:h text:style-name="P5" text:outline-level="2"><text:span text:style-name="None"><text:span text:style-name="T13">Skill</text:span></text:span><text:span text:style-name="None"><text:span text:style-name="T14">s</text:span></text:span><text:span text:style-name="None"><text:span text:style-name="T15"> / </text:span></text:span><text:span text:style-name="None"><text:span text:style-name="T14">Experience</text:span></text:span></text:h>
      <text:p text:style-name="P3">Java, Kotlin, Scala, Bash + Linux (Postman, Curl, jq, tmux), Spring Boot (REST, JSON), AWS (S3, SQS, Lambda, Pipelines, EC2), Reactive eXtensions (RxJava), Bulkheads (Hystrix), JEE Design Patterns, Microservices, ETL, SQL (Oracle, PostgreSQL, Maria/MySQL), NoSQL (Cassandra, Mongo<text:span text:style-name="T16">DB</text:span>), Messaging (<text:span text:style-name="T16">Kafka, </text:span>JMS, SQS, Rabbit, Active MQ), TDD (JUnit, Mockito, Wiremock, Gerkin, Cucumber), Encryption (SSH, H2-MAC, NTRU, XOR), RPC TCP UDP Networking (Wireshark, Protobuf, <text:span text:style-name="T16">gRPC, Redis</text:span>, Finagle, Wireshark, RMI, CORBA), Git, BDD, DDD, GitHub, Bitbucket, Nexus, Artifactory, Multi-factor Auth (OAUTH), Single Sign On, OSGi, Jenkins, Bamboo, Atlassian Tools, …</text:p>
      <text:p text:style-name="P6"><text:span text:style-name="T17"/></text:p>
      <text:h text:style-name="P7" text:outline-level="2"><text:span text:style-name="None"><text:span text:style-name="T18">Education, Certifications, Patents</text:span></text:span></text:h>
      <text:list xml:id="list4133278419" text:style-name="WW8Num1">
        <text:list-item>
          <text:list>
            <text:list-item>
              <text:p text:style-name="P8"><text:span text:style-name="None"><text:span text:style-name="T19">B.S. </text:span></text:span><text:span text:style-name="None"><text:span text:style-name="T20">in</text:span></text:span><text:span text:style-name="None"><text:span text:style-name="T19"> Computer Science </text:span></text:span><text:span text:style-name="None"><text:span text:style-name="T20">at</text:span></text:span><text:span text:style-name="None"><text:span text:style-name="T19"> University of Colorado, Boulder</text:span></text:span></text:p>
            </text:list-item>
            <text:list-item>
              <text:p text:style-name="P8"><text:span text:style-name="None"><text:span text:style-name="T19">Sun Certified Java Developer, Sun Certified Java Programmer</text:span></text:span></text:p>
            </text:list-item>
            <text:list-item>
              <text:p text:style-name="P8"><text:span text:style-name="None"><text:span text:style-name="T19">AWS Certified Developer </text:span></text:span><text:span text:style-name="None"><text:span text:style-name="T21">(in progress)</text:span></text:span></text:p>
            </text:list-item>
            <text:list-item>
              <text:p text:style-name="P8"><text:span text:style-name="None"><text:span text:style-name="T22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23">#6907423</text:span></text:span></text:a><text:span text:style-name="None"><text:span text:style-name="T22"> </text:span></text:span><text:span text:style-name="None"><text:span text:style-name="T24">(S</text:span></text:span><text:span text:style-name="None"><text:span text:style-name="T25">earch engine interface and method of controlling client searches</text:span></text:span><text:span text:style-name="None"><text:span text:style-name="T24">)</text:span></text:span></text:p>
            </text:list-item>
            <text:list-item>
              <text:p text:style-name="P8"><text:span text:style-name="None"><text:span text:style-name="T19">U</text:span></text:span><text:span text:style-name="None"><text:span text:style-name="T20">SMA </text:span></text:span><text:span text:style-name="None"><text:span text:style-name="T19">at West Point </text:span></text:span><text:span text:style-name="None"><text:span text:style-name="T26">(attended)</text:span></text:span></text:p>
            </text:list-item>
          </text:list>
        </text:list-item>
      </text:list>
      <text:p text:style-name="P9"><text:span text:style-name="T27"/></text:p>
      <text:h text:style-name="P7" text:outline-level="2"><text:span text:style-name="None"><text:span text:style-name="T28">Professional Experience</text:span></text:span></text:h>
      <text:p text:style-name="P10"><text:span text:style-name="T29">1</text:span>2/202<text:span text:style-name="T30">4</text:span> <text:span text:style-name="T31">– </text:span><text:span text:style-name="T32">1</text:span><text:span text:style-name="T33">1</text:span><text:span text:style-name="T31">/202</text:span><text:span text:style-name="T34">5 </text:span><text:span text:style-name="T29">Marriott International</text:span>, Denver, CO</text:p>
      <text:p text:style-name="P11"><text:span text:style-name="T35">Senior Software </text:span><text:span text:style-name="T36">Developer</text:span></text:p>
      <text:list text:style-name="L1">
        <text:list-item>
          <text:p text:style-name="P12"><text:span text:style-name="T29">Platform Core team member. <text:s/>A</text:span>uthor of their <text:span text:style-name="T29">Universal StarterKit </text:span><text:span text:style-name="T37">application generator:</text:span></text:p>
          <text:list>
            <text:list-item>
              <text:p text:style-name="P13">Inbound Adapters: <text:span text:style-name="T38">REST, Kakfa Subcriber, </text:span><text:span text:style-name="T39">GraphQL</text:span><text:span text:style-name="T38">, </text:span><text:span text:style-name="T39">gRPC</text:span></text:p>
            </text:list-item>
            <text:list-item>
              <text:p text:style-name="P13">Outbound Adapters: <text:span text:style-name="T38">REST, Streaming REST, Kakfa Publisher, </text:span><text:span text:style-name="T40">GraphQL</text:span><text:span text:style-name="T38">, Elasticache (Redis), MongoDB, PostgreSQL</text:span></text:p>
            </text:list-item>
          </text:list>
        </text:list-item>
        <text:list-item>
          <text:p text:style-name="P13">Author their Hexagonal Architecture Sample Application.</text:p>
        </text:list-item>
        <text:list-item>
          <text:p text:style-name="P14">Author of their Platform Cache Library:</text:p>
          <text:list>
            <text:list-item>
              <text:p text:style-name="P14">Strategies: <text:span text:style-name="T38">Cache-Aside, Read-Through, Write-Around, Write-Back, Write-Through</text:span></text:p>
            </text:list-item>
            <text:list-item>
              <text:p text:style-name="P14">Eviction Policies: <text:span text:style-name="T38">LRU, LFU, TTL</text:span></text:p>
            </text:list-item>
            <text:list-item>
              <text:p text:style-name="P14">Levels: <text:span text:style-name="T38">1 (memory), 2 (remote/distributed)</text:span></text:p>
            </text:list-item>
            <text:list-item>
              <text:p text:style-name="P14">Providers: <text:span text:style-name="T38">Memory, Redis</text:span></text:p>
            </text:list-item>
          </text:list>
        </text:list-item>
        <text:list-item>
          <text:p text:style-name="P12"><text:span text:style-name="T37">Author of their S</text:span><text:span text:style-name="T29">treaming REST </text:span><text:span text:style-name="T37">C</text:span><text:span text:style-name="T29">lient </text:span><text:span text:style-name="T37">Platform Library – </text:span><text:span text:style-name="T41">Unlimited transfer size.</text:span></text:p>
        </text:list-item>
        <text:list-item>
          <text:p text:style-name="P15"><text:span text:style-name="T42">Features: </text:span><text:span text:style-name="T43">Reactive eXtensions, REST and command-line inbound adapters, REST, JPA, r2dbc Spring Data, JSON serialization/deserialization, filesystem storage, and other outbound adapters</text:span><text:span text:style-name="T42">.</text:span></text:p>
        </text:list-item>
        <text:list-item>
          <text:p text:style-name="P15"><text:span text:style-name="None"><text:span text:style-name="T44">Technologies: AWS </text:span></text:span><text:span text:style-name="None"><text:span text:style-name="T45">S3, Kubernetes</text:span></text:span><text:span text:style-name="None"><text:span text:style-name="T44">, </text:span></text:span><text:span text:style-name="None"><text:span text:style-name="T45">Lombok, </text:span></text:span><text:span text:style-name="None"><text:span text:style-name="T46">i</text:span></text:span><text:span text:style-name="None"><text:span text:style-name="T44">mmutables.org, REST, JSON + FasterXML Jackson, HttpClient, Java </text:span></text:span><text:span text:style-name="None"><text:span text:style-name="T45">2</text:span></text:span><text:span text:style-name="None"><text:span text:style-name="T44">1, </text:span></text:span><text:span text:style-name="None"><text:span text:style-name="T45">Junit</text:span></text:span><text:span text:style-name="None"><text:span text:style-name="T44">, Maven.</text:span></text:span></text:p>
        </text:list-item>
      </text:list>
      <text:h text:style-name="P16" text:outline-level="3"><text:span text:style-name="None"><text:span text:style-name="T44"/></text:span></text:h>
      <text:h text:style-name="P16" text:outline-level="3"><text:span text:style-name="None"><text:span text:style-name="T47">2</text:span></text:span><text:span text:style-name="None"><text:span text:style-name="T48">/202</text:span></text:span><text:span text:style-name="None"><text:span text:style-name="T49">3</text:span></text:span><text:span text:style-name="None"><text:span text:style-name="T48"> – </text:span></text:span><text:span text:style-name="None"><text:span text:style-name="T47">4</text:span></text:span><text:span text:style-name="None"><text:span text:style-name="T48">/202</text:span></text:span><text:span text:style-name="None"><text:span text:style-name="T47">4</text:span></text:span><text:span text:style-name="None"><text:span text:style-name="T48"> Software </text:span></text:span><text:span text:style-name="None"><text:span text:style-name="T47">Developer</text:span></text:span><text:span text:style-name="None"><text:span text:style-name="T48">, </text:span></text:span><text:span text:style-name="None"><text:span text:style-name="T47">Amtrak</text:span></text:span><text:span text:style-name="None"><text:span text:style-name="T50"> </text:span></text:span><text:span text:style-name="None"><text:span text:style-name="T51">(consul</text:span></text:span><text:span text:style-name="None"><text:span text:style-name="T52">t</text:span></text:span><text:span text:style-name="None"><text:span text:style-name="T51">ing)</text:span></text:span></text:h>
      <text:list text:style-name="WW8Num3">
        <text:list-item>
          <text:p text:style-name="P17"><text:span text:style-name="None"><text:span text:style-name="T53">Primary </text:span></text:span><text:span text:style-name="None"><text:span text:style-name="T54">code</text:span></text:span><text:span text:style-name="None"><text:span text:style-name="T53"> author </text:span></text:span><text:span text:style-name="None"><text:span text:style-name="T55">(30k+ lines of code) </text:span></text:span><text:span text:style-name="None"><text:span text:style-name="T53">of their AWS rewrite of their entire outbound email system for customer </text:span></text:span><text:soft-page-break/><text:span text:style-name="None"><text:span text:style-name="T53">purchase</text:span></text:span><text:span text:style-name="None"><text:span text:style-name="T56">s</text:span></text:span><text:span text:style-name="None"><text:span text:style-name="T53"> including trip information and sales receipts. <text:s/></text:span></text:span><text:span text:style-name="T23">Sales receipts and trip information listings </text:span><text:span text:style-name="T57">for</text:span><text:span text:style-name="T23"> all Amtrak trips, </text:span><text:span text:style-name="T57">with </text:span><text:span text:style-name="T23">add-ons, </text:span><text:span text:style-name="T57">and </text:span><text:span text:style-name="T23">purchase types, </text:span><text:span text:style-name="T57">across </text:span><text:span text:style-name="T23">all Amtrak stations, passenger classes, and third-party carrie</text:span><text:span text:style-name="T57">r</text:span><text:span text:style-name="T23">s.</text:span></text:p>
        </text:list-item>
        <text:list-item>
          <text:p text:style-name="P18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53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0"><text:span text:style-name="None"><text:span text:style-name="T53"/></text:span></text:p>
      <text:h text:style-name="P21" text:outline-level="3"><text:span text:style-name="None"><text:span text:style-name="T58">6/</text:span></text:span><text:span text:style-name="None"><text:span text:style-name="T59">202</text:span></text:span><text:span text:style-name="None"><text:span text:style-name="T58">2</text:span></text:span><text:span text:style-name="None"><text:span text:style-name="T59"> – </text:span></text:span><text:span text:style-name="None"><text:span text:style-name="T58">1</text:span></text:span><text:span text:style-name="None"><text:span text:style-name="T59">/202</text:span></text:span><text:span text:style-name="None"><text:span text:style-name="T58">3</text:span></text:span><text:span text:style-name="None"><text:span text:style-name="T59"> </text:span></text:span><text:span text:style-name="None"><text:span text:style-name="T58">Senior </text:span></text:span><text:span text:style-name="None"><text:span text:style-name="T59">Software </text:span></text:span><text:span text:style-name="None"><text:span text:style-name="T58">Engineer</text:span></text:span><text:span text:style-name="None"><text:span text:style-name="T59">, </text:span></text:span><text:span text:style-name="None"><text:span text:style-name="T58">Global Healthcare Exchange </text:span></text:span><text:span text:style-name="None"><text:span text:style-name="T60">(GHX)</text:span></text:span></text:h>
      <text:list xml:id="list718527009" text:style-name="L2">
        <text:list-item>
          <text:p text:style-name="P22"><text:span text:style-name="None"><text:span text:style-name="T61">Lead team authoring software connecting hospital ERP and medical equipment purchasing systems to GHX</text:span></text:span><text:span text:style-name="None"><text:span text:style-name="T62">.</text:span></text:span></text:p>
        </text:list-item>
        <text:list-item>
          <text:p text:style-name="P23"><text:span text:style-name="None"><text:span text:style-name="T61">Used AWS EC2, SQS, S3, and Lambdas, Java, Oracle.</text:span></text:span></text:p>
        </text:list-item>
        <text:list-item>
          <text:p text:style-name="P23"><text:span text:style-name="None"><text:span text:style-name="T61">Web Services, FTP, sFTP, HTTP(S), JSON serialization/deserialization, SQL.</text:span></text:span></text:p>
        </text:list-item>
        <text:list-item>
          <text:p text:style-name="P23"><text:span text:style-name="None"><text:span text:style-name="T61">Deployed in 100’s of customer data centers, two week release cadence w/ prod deploy.</text:span></text:span></text:p>
        </text:list-item>
      </text:list>
      <text:p text:style-name="P24"><text:span text:style-name="None"><text:span text:style-name="T61"/></text:span></text:p>
      <text:h text:style-name="P25" text:outline-level="3"><text:span text:style-name="None"><text:span text:style-name="T63">2/</text:span></text:span><text:span text:style-name="None"><text:span text:style-name="T59">2020 – 5/2022 Software Developer, PayPal w/ TCS</text:span></text:span><text:span text:style-name="None"><text:span text:style-name="T64"> </text:span></text:span><text:span text:style-name="None"><text:span text:style-name="T65">(consulting)</text:span></text:span></text:h>
      <text:list text:continue-numbering="true" text:style-name="L2">
        <text:list-item>
          <text:p text:style-name="P26"><text:span text:style-name="None"><text:span text:style-name="T62">Implemented direct deposit signup services in Spring Boot.</text:span></text:span></text:p>
        </text:list-item>
        <text:list-item>
          <text:p text:style-name="P27"><text:span text:style-name="None"><text:span text:style-name="T62">Implemented account bank migrations, bank change, for all PayPal accounts in Spring Batch.</text:span></text:span></text:p>
        </text:list-item>
        <text:list-item>
          <text:p text:style-name="P27"><text:span text:style-name="None"><text:span text:style-name="T62">Maintained and implemented feature enhancements to a batch merchan</text:span></text:span><text:span text:style-name="None"><text:span text:style-name="T66">t</text:span></text:span><text:span text:style-name="None"><text:span text:style-name="T62"> report generation system.</text:span></text:span></text:p>
        </text:list-item>
      </text:list>
      <text:p text:style-name="P28"><text:span text:style-name="None"><text:span text:style-name="T62"/></text:span></text:p>
      <text:h text:style-name="P29" text:outline-level="3"><text:span text:style-name="None"><text:span text:style-name="T67">1</text:span></text:span><text:span text:style-name="None"><text:span text:style-name="T68">/201</text:span></text:span><text:span text:style-name="None"><text:span text:style-name="T67">9</text:span></text:span><text:span text:style-name="None"><text:span text:style-name="T59"> – </text:span></text:span><text:span text:style-name="None"><text:span text:style-name="T67">10</text:span></text:span><text:span text:style-name="None"><text:span text:style-name="T68">/201</text:span></text:span><text:span text:style-name="None"><text:span text:style-name="T67">9</text:span></text:span><text:span text:style-name="None"><text:span text:style-name="T68"> Software Engineer, </text:span></text:span><text:span text:style-name="None"><text:span text:style-name="T69">Arris/</text:span></text:span><text:span text:style-name="None"><text:span text:style-name="T68">Com</text:span></text:span><text:span text:style-name="None"><text:span text:style-name="T67">mscope</text:span></text:span><text:span text:style-name="None"><text:span text:style-name="T64"> </text:span></text:span><text:span text:style-name="None"><text:span text:style-name="T65">(consulting)</text:span></text:span></text:h>
      <text:list xml:id="list104657192077007" text:continue-list="list4133278419" text:style-name="WW8Num1">
        <text:list-item>
          <text:list>
            <text:list-item>
              <text:p text:style-name="P30"><text:span text:style-name="T70">Updated the video catalog and merchandising backend originally authored by Motorola for Bouygues Telecom, France</text:span><text:span text:style-name="T71">.</text:span></text:p>
            </text:list-item>
            <text:list-item>
              <text:p text:style-name="P31"><text:span text:style-name="T72">Java EE, Wild</text:span><text:span text:style-name="T70">F</text:span><text:span text:style-name="T72">ly, Glass</text:span><text:span text:style-name="T70">F</text:span><text:span text:style-name="T72">ish, Web</text:span><text:span text:style-name="T70">S</text:span><text:span text:style-name="T72">phere, REST, Wiremock, Mockito, Postman, Wireshark.</text:span></text:p>
            </text:list-item>
          </text:list>
        </text:list-item>
      </text:list>
      <text:p text:style-name="P32"><text:span text:style-name="T72"/></text:p>
      <text:h text:style-name="P29" text:outline-level="3"><text:span text:style-name="None"><text:span text:style-name="T68">1/2018</text:span></text:span><text:span text:style-name="None"><text:span text:style-name="T59"> – </text:span></text:span><text:span text:style-name="None"><text:span text:style-name="T68">4/2018 Software Engineer, Comcast, Corp.</text:span></text:span><text:span text:style-name="None"><text:span text:style-name="T73"> </text:span></text:span><text:span text:style-name="None"><text:span text:style-name="T74">(consulting)</text:span></text:span></text:h>
      <text:list xml:id="list104656672286524" text:continue-numbering="true" text:style-name="WW8Num1">
        <text:list-item>
          <text:list>
            <text:list-item>
              <text:p text:style-name="P33">Updated one Java system to Docker/Kubernetes, Java 11, Cucumber, Reactive Extensions, Git.</text:p>
            </text:list-item>
          </text:list>
        </text:list-item>
      </text:list>
      <text:p text:style-name="P34"/>
      <text:h text:style-name="P29" text:outline-level="3"><text:span text:style-name="None"><text:span text:style-name="T75">1/2016</text:span></text:span><text:span text:style-name="None"><text:span text:style-name="T59"> – </text:span></text:span><text:span text:style-name="None"><text:span text:style-name="T75">12/2017 Software Engineer, Charter Communications.</text:span></text:span><text:span text:style-name="None"><text:span text:style-name="T50"> </text:span></text:span><text:span text:style-name="None"><text:span text:style-name="T51">(consulting)</text:span></text:span></text:h>
      <text:list xml:id="list104656831993770" text:continue-numbering="true" text:style-name="WW8Num1">
        <text:list-item>
          <text:list>
            <text:list-item>
              <text:p text:style-name="P35">Maintained 100+ Java micro-services, added new micro-services all in Amazon Web Services.</text:p>
            </text:list-item>
            <text:list-item>
              <text:p text:style-name="P35">Linux, Netflix OSS, Cassandra NoSQL, Reactive Extensions, Java 8, SQS, SNS, S3, EC2, Active MQ, Mongo, Git, Spring.</text:p>
            </text:list-item>
          </text:list>
        </text:list-item>
      </text:list>
      <text:p text:style-name="P36"/>
      <text:h text:style-name="P29" text:outline-level="3"><text:span text:style-name="None"><text:span text:style-name="T76">9/2014</text:span></text:span><text:span text:style-name="None"><text:span text:style-name="T59"> – </text:span></text:span><text:span text:style-name="None"><text:span text:style-name="T77">2/</text:span></text:span><text:span text:style-name="None"><text:span text:style-name="T76">2015 Software Engineer, Comcast, Corp.</text:span></text:span><text:span text:style-name="None"><text:span text:style-name="T78"> </text:span></text:span><text:span text:style-name="None"><text:span text:style-name="T79">(consulting)</text:span></text:span></text:h>
      <text:list xml:id="list104657467283044" text:continue-numbering="true" text:style-name="WW8Num1">
        <text:list-item>
          <text:list>
            <text:list-item>
              <text:p text:style-name="P3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6"/>
      <text:h text:style-name="P29" text:outline-level="3"><text:bookmark text:name="_DdeLink__417_1509657990"/><text:span text:style-name="None"><text:span text:style-name="T76">2/2014</text:span></text:span><text:span text:style-name="None"><text:span text:style-name="T59"> – </text:span></text:span><text:span text:style-name="None"><text:span text:style-name="T76">5/2014 Software Engineer, Tendril, Inc.</text:span></text:span></text:h>
      <text:list xml:id="list104658147314884" text:continue-numbering="true" text:style-name="WW8Num1">
        <text:list-item>
          <text:list>
            <text:list-item>
              <text:p text:style-name="P37"><text:span text:style-name="None"><text:span text:style-name="T19">Back-end dev-ops programmer on SOA Finagle+Protobuf+Cloud Java/Scala micro-services.</text:span></text:span></text:p>
            </text:list-item>
            <text:list-item>
              <text:p text:style-name="P37"><text:soft-page-break/><text:span text:style-name="None"><text:span text:style-name="T19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29" text:outline-level="3"><text:span text:style-name="None"><text:span text:style-name="T76">2/2010</text:span></text:span><text:span text:style-name="None"><text:span text:style-name="T59"> – </text:span></text:span><text:span text:style-name="None"><text:span text:style-name="T76">12/2013 Senior Software Engineer, JDA Software Group, Inc.</text:span></text:span></text:h>
      <text:list xml:id="list104656285614695" text:continue-numbering="true" text:style-name="WW8Num1">
        <text:list-item>
          <text:list>
            <text:list-item>
              <text:p text:style-name="P37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37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37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37"><text:span text:style-name="None"><text:span text:style-name="T19">Technologies: OSGi, Gradle, Git, and Sql Server, Git, Mercurial, Subversion, CVS.</text:span></text:span></text:p>
            </text:list-item>
            <text:list-item>
              <text:p text:style-name="P37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8" text:outline-level="3"><text:span text:style-name="None"><text:span text:style-name="T80">1/</text:span></text:span><text:span text:style-name="None"><text:span text:style-name="T76">2008</text:span></text:span><text:span text:style-name="None"><text:span text:style-name="T59"> – </text:span></text:span><text:span text:style-name="None"><text:span text:style-name="T81">12/</text:span></text:span><text:span text:style-name="None"><text:span text:style-name="T76">2009 Independent Software Development Consultant</text:span></text:span></text:h>
      <text:list xml:id="list104657609191126" text:continue-numbering="true" text:style-name="WW8Num1">
        <text:list-item>
          <text:list>
            <text:list-item>
              <text:p text:style-name="P37"><text:span text:style-name="None"><text:span text:style-name="T19">Extended and maintained a JEE merchandise inventory system with MySQL DB, Java, Spring.</text:span></text:span></text:p>
            </text:list-item>
            <text:list-item>
              <text:p text:style-name="P37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9" text:outline-level="3"><text:span text:style-name="None"><text:span text:style-name="T82">2/2007</text:span></text:span><text:span text:style-name="None"><text:span text:style-name="T59"> – </text:span></text:span><text:span text:style-name="None"><text:span text:style-name="T83">12/</text:span></text:span><text:span text:style-name="None"><text:span text:style-name="T76">2007 Chief Operation Officer, Evolution Hosting, Inc.</text:span></text:span></text:h>
      <text:list xml:id="list104657113976902" text:continue-numbering="true" text:style-name="WW8Num1">
        <text:list-item>
          <text:list>
            <text:list-item>
              <text:p text:style-name="P37"><text:span text:style-name="None"><text:span text:style-name="T19">Viawest data center Linux servers for J2EE applications with Java management software, Java, Linux, VMware, Zen, Amazon Web Services.</text:span></text:span></text:p>
            </text:list-item>
            <text:list-item>
              <text:p text:style-name="P37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0" text:outline-level="3"><text:span text:style-name="None"><text:span text:style-name="T84">2/</text:span></text:span><text:span text:style-name="None"><text:span text:style-name="T76">2004</text:span></text:span><text:span text:style-name="None"><text:span text:style-name="T59"> – </text:span></text:span><text:span text:style-name="None"><text:span text:style-name="T85">1/</text:span></text:span><text:span text:style-name="None"><text:span text:style-name="T76">2007 Independent Software Development Consultant</text:span></text:span></text:h>
      <text:list xml:id="list104657061575710" text:continue-numbering="true" text:style-name="WW8Num1">
        <text:list-item>
          <text:list>
            <text:list-item>
              <text:p text:style-name="P37"><text:span text:style-name="None"><text:span text:style-name="T19">Created NIO client with could reach 100 Mb/s scale message rates.</text:span></text:span></text:p>
            </text:list-item>
            <text:list-item>
              <text:p text:style-name="P37"><text:span text:style-name="None"><text:span text:style-name="T19">Created new web sites, Java.</text:span></text:span></text:p>
            </text:list-item>
            <text:list-item>
              <text:p text:style-name="P37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1" text:outline-level="3"><text:span text:style-name="None"><text:span text:style-name="T86">2/</text:span></text:span><text:span text:style-name="None"><text:span text:style-name="T76">2002</text:span></text:span><text:span text:style-name="None"><text:span text:style-name="T59"> – </text:span></text:span><text:span text:style-name="None"><text:span text:style-name="T87">2/</text:span></text:span><text:span text:style-name="None"><text:span text:style-name="T76">2004 Senior Software Architect, Packexpo, Inc.</text:span></text:span></text:h>
      <text:list xml:id="list104658017161729" text:continue-numbering="true" text:style-name="WW8Num1">
        <text:list-item>
          <text:list>
            <text:list-item>
              <text:p text:style-name="P37"><text:span text:style-name="None"><text:span text:style-name="T19">Created a reporting systems for packaging advertising services.</text:span></text:span></text:p>
            </text:list-item>
            <text:list-item>
              <text:p text:style-name="P37"><text:span text:style-name="None"><text:span text:style-name="T19">Maintained packaging advertising web site.</text:span></text:span></text:p>
            </text:list-item>
            <text:list-item>
              <text:p text:style-name="P37"><text:span text:style-name="None"><text:span text:style-name="T19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2" text:outline-level="3"><text:span text:style-name="None"><text:span text:style-name="T88">2/</text:span></text:span><text:span text:style-name="None"><text:span text:style-name="T76">1999</text:span></text:span><text:span text:style-name="None"><text:span text:style-name="T59"> – </text:span></text:span><text:span text:style-name="None"><text:span text:style-name="T89">1/</text:span></text:span><text:span text:style-name="None"><text:span text:style-name="T76">2002 Java Consult</text:span></text:span><text:span text:style-name="None"><text:span text:style-name="T88">ing</text:span></text:span><text:span text:style-name="None"><text:span text:style-name="T76">, Sun Java Center, Sun Microsystems, Inc.</text:span></text:span></text:h>
      <text:list xml:id="list104656545954996" text:continue-numbering="true" text:style-name="WW8Num1">
        <text:list-item>
          <text:list>
            <text:list-item>
              <text:p text:style-name="P37"><text:span text:style-name="None"><text:span text:style-name="T19">Represented Sun for RUP, UP, SunTone, OOA&amp;D mentoring and J2EE coding, Java, SCCS, Teamware, RCS, Solaris, Java.</text:span></text:span></text:p>
            </text:list-item>
            <text:list-item>
              <text:p text:style-name="P37"><text:span text:style-name="None"><text:span text:style-name="T19">Consulted at Citigroup, Vanguard Fiduciary Trust, Credit Suisse.</text:span></text:span></text:p>
            </text:list-item>
            <text:list-item>
              <text:p text:style-name="P37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90">4/</text:span></text:span><text:span text:style-name="None"><text:span text:style-name="T76">1998 – </text:span></text:span><text:span text:style-name="None"><text:span text:style-name="T90">1/</text:span></text:span><text:span text:style-name="None"><text:span text:style-name="T76">1999 Java Developer, Sun Microsystems, Inc.</text:span></text:span></text:h>
      <text:list text:continue-numbering="true" text:style-name="WW8Num1">
        <text:list-item>
          <text:list>
            <text:list-item>
              <text:p text:style-name="P37"><text:span text:style-name="None"><text:span text:style-name="T19">Created web-based and Swing computer assisted training systems.</text:span></text:span></text:p>
            </text:list-item>
            <text:list-item>
              <text:p text:style-name="P37"><text:span text:style-name="None"><text:span text:style-name="T19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7" text:outline-level="2"><text:soft-page-break/><text:span text:style-name="None"><text:span text:style-name="T91">Software Architecture</text:span></text:span></text:h>
      <text:list xml:id="list2512888340" text:style-name="L3">
        <text:list-item>
          <text:p text:style-name="P43"><text:span text:style-name="T92">Enterprise Architecture – Modeling &amp; Design</text:span><text:span text:style-name="T23">: </text:span><text:span text:style-name="Internet_20_link"><text:span text:style-name="T93">https://sparxsystems.com</text:span></text:span></text:p>
        </text:list-item>
      </text:list>
      <text:p text:style-name="P44"><text:span text:style-name="Internet_20_link"><text:span text:style-name="T93"/></text:span></text:p>
      <text:h text:style-name="P7" text:outline-level="2"><text:span text:style-name="None"><text:span text:style-name="T48">Cod</text:span></text:span><text:span text:style-name="None"><text:span text:style-name="T94">e </text:span></text:span><text:span text:style-name="None"><text:span text:style-name="T95">Examples</text:span></text:span></text:h>
      <text:list text:continue-numbering="true" text:style-name="L3">
        <text:list-item>
          <text:p text:style-name="P43"><text:span text:style-name="T23">Finite State Machine: </text:span><text:a xlink:type="simple" xlink:href="https://github.com/chadwickboggs/fsm" text:style-name="Internet_20_link" text:visited-style-name="Visited_20_Internet_20_Link"><text:span text:style-name="Internet_20_link"><text:span text:style-name="T93">https://github.com/chadwickboggs/fsm</text:span></text:span></text:a></text:p>
        </text:list-item>
        <text:list-item>
          <text:p text:style-name="P43"><text:span text:style-name="T23">Crypto</text:span><text:span text:style-name="T96">graphy: </text:span><text:a xlink:type="simple" xlink:href="https://github.com/chadwickboggs/crypto" text:style-name="Internet_20_link" text:visited-style-name="Visited_20_Internet_20_Link"><text:span text:style-name="Internet_20_link"><text:span text:style-name="T93">https://github.com/chadwickboggs/crypto</text:span></text:span></text:a></text:p>
        </text:list-item>
        <text:list-item>
          <text:p text:style-name="P43"><text:span text:style-name="T97">Spring Boot</text:span><text:span text:style-name="T23">:</text:span><text:span text:style-name="T98"> </text:span><text:a xlink:type="simple" xlink:href="https://github.com/chadwickboggs/xchange" text:style-name="Internet_20_link" text:visited-style-name="Visited_20_Internet_20_Link"><text:span text:style-name="Internet_20_link"><text:span text:style-name="T99">https://github.com/chadwickboggs/xchange</text:span></text:span></text:a></text:p>
        </text:list-item>
      </text:list>
      <text:p text:style-name="P44"><text:span text:style-name="Internet_20_link"><text:span text:style-name="T99"/></text:span></text:p>
      <text:h text:style-name="P7" text:outline-level="2"><text:span text:style-name="None"><text:span text:style-name="T100">Profile Image</text:span></text:span></text:h>
      <text:list text:style-name="L4">
        <text:list-item>
          <text:p text:style-name="P45"><text:span text:style-name="T101">Tiffany Timbric: </text:span><text:a xlink:type="simple" xlink:href="http://tiffanytimbric.com/images/profile_image.jpg" text:style-name="Internet_20_link" text:visited-style-name="Visited_20_Internet_20_Link"><text:span text:style-name="T102">http://tiffanytimbric.com/images/profile_image.jpg</text:span></text:a></text:p>
        </text:list-item>
      </text:list>
      <text:p text:style-name="P46"><text:span text:style-name="None"><text:span text:style-name="T10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chapter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chapter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X86_64 LibreOffice_project/290daaa01b999472f0c7a3890eb6a550fd74c6df</meta:generator>
    <dc:date>2026-02-25T10:46:55.980370000</dc:date>
    <meta:editing-duration>PT6H48S</meta:editing-duration>
    <meta:editing-cycles>166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4" meta:paragraph-count="87" meta:word-count="1064" meta:character-count="7883" meta:non-whitespace-character-count="6946"/>
  </office:meta>
</office:document-meta>
</file>